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per 58%" fo:font-size="18pt" style:font-size-asian="18pt" style:font-size-complex="18pt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35cm" svg:height="3.175cm" svg:x="7.18cm" svg:y="8.085cm">
          <text:p text:style-name="P1">Album of pictures</text:p>
        </draw:rect>
        <draw:connector draw:style-name="gr2" draw:text-style-name="P1" draw:layer="layout" svg:x1="2.663cm" svg:y1="9.67cm" svg:x2="7.18cm" svg:y2="9.672cm" draw:end-shape="id1" svg:d="m2663 9670h2008v2h2509">
          <text:p/>
        </draw:connector>
        <draw:line draw:style-name="gr1" draw:text-style-name="P1" draw:layer="layout" svg:x1="4.175cm" svg:y1="7.785cm" svg:x2="4.81cm" svg:y2="9.69cm">
          <text:p text:style-name="P1">data</text:p>
        </draw:line>
        <draw:line draw:style-name="gr3" draw:text-style-name="P1" draw:layer="layout" svg:x1="10.525cm" svg:y1="6.08cm" svg:x2="10.66cm" svg:y2="8.085cm">
          <text:p text:style-name="P1">Controls</text:p>
        </draw:line>
        <draw:line draw:style-name="gr3" draw:text-style-name="P2" draw:layer="layout" svg:x1="10.525cm" svg:y1="13.065cm" svg:x2="10.525cm" svg:y2="11.16cm">
          <text:p text:style-name="P1"><text:span text:style-name="T1">mechanisms</text:span></text:p>
        </draw:line>
        <draw:line draw:style-name="gr4" draw:text-style-name="P1" draw:layer="layout" svg:x1="13.065cm" svg:y1="9.89cm" svg:x2="17.51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sse Déo</meta:initial-creator>
    <meta:creation-date>2011-03-26T23:36:29</meta:creation-date>
    <dc:date>2011-04-03T00:24:37</dc:date>
    <dc:creator>Esse Déo</dc:creator>
    <meta:editing-duration>PT1H24M13S</meta:editing-duration>
    <meta:editing-cycles>4</meta:editing-cycles>
    <meta:generator>OpenOffice.org/3.3$Unix OpenOffice.org_project/330m20$Build-9567</meta:generator>
    <meta:document-statistic meta:object-count="6"/>
  </office:meta>
</office:document-meta>
</file>